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rface_2D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SURFACE CHART TEST DOCUMENT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SURFACE CHARTS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HART SUBTYPE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Filled</text:p>
          </table:table-cell>
          <table:table-cell table:number-columns-repeated="3" table:style-name="ce5"/>
          <table:table-cell office:value-type="string" table:style-name="ce5">
            <text:p>Wireframe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1" draw:id="id0" draw:style-name="a0" draw:name="Chart 3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4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Surface_3D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SURFACE CHART TEST DOCUMENT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HREE-DIMENSIONAL SURFACE CHARTS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CHART SUBTYPE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Filled</text:p>
          </table:table-cell>
          <table:table-cell table:number-columns-repeated="3" table:style-name="ce5"/>
          <table:table-cell office:value-type="string" table:style-name="ce5">
            <text:p>Wireframe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1" draw:id="id2" draw:style-name="a2" draw:name="Chart 1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3" draw:style-name="a3" draw:name="Chart 2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SURFACE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4-22T08:42:54Z</meta:creation-date>
    <dc:date>2014-02-28T10:03:5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</style:style>
    <style:style style:family="chart" style:name="G0S2">
      <style:chart-properties chart:symbol-type="none" chart:connect-bars="false" chart:solid-type="cuboid"/>
    </style:style>
  </office:automatic-styles>
  <office:body>
    <office:chart>
      <chart:chart chart:class="chart:surface" svg:height="195.0pt" svg:width="264.0pt" chart:style-name="Crt0">
        <chart:plot-area chart:style-name="Plt0" dr3d:transform="matrix (0.90630677104982404 0 -0.42262044052464098 0.41619982341231454 0.17364902305269186 0.89253779963898683 7.3387626619202104E-2 -0.98480760394751476 0.15737928537884219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surface" chart:attached-axis="primary-y" chart:style-name="G0S0">
            <chart:data-point chart:repeated="4"/>
          </chart:series>
          <chart:series chart:label-cell-address="SourceData.$C$4" chart:values-cell-range-address="SourceData.$C$5:.$C$8" chart:class="chart:surface" chart:attached-axis="primary-y" chart:style-name="G0S1">
            <chart:data-point chart:repeated="4"/>
          </chart:series>
          <chart:series chart:label-cell-address="SourceData.$D$4" chart:values-cell-range-address="SourceData.$D$5:.$D$8" chart:class="chart:surface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</style:style>
    <style:style style:family="chart" style:name="G0S2">
      <style:chart-properties chart:symbol-type="none" chart:connect-bars="false" chart:solid-type="cuboid"/>
    </style:style>
  </office:automatic-styles>
  <office:body>
    <office:chart>
      <chart:chart chart:class="chart:surface" svg:height="195.0pt" svg:width="264.0pt" chart:style-name="Crt0">
        <chart:plot-area chart:style-name="Plt0" dr3d:transform="matrix (0.90630677104982404 0 -0.42262044052464098 0.41619982341231454 0.17364902305269186 0.89253779963898683 7.3387626619202104E-2 -0.98480760394751476 0.15737928537884219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surface" chart:attached-axis="primary-y" chart:style-name="G0S0">
            <chart:data-point chart:repeated="4"/>
          </chart:series>
          <chart:series chart:label-cell-address="SourceData.$C$4" chart:values-cell-range-address="SourceData.$C$5:.$C$8" chart:class="chart:surface" chart:attached-axis="primary-y" chart:style-name="G0S1">
            <chart:data-point chart:repeated="4"/>
          </chart:series>
          <chart:series chart:label-cell-address="SourceData.$D$4" chart:values-cell-range-address="SourceData.$D$5:.$D$8" chart:class="chart:surface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</style:style>
    <style:style style:family="chart" style:name="G0S2">
      <style:chart-properties chart:symbol-type="none" chart:connect-bars="false" chart:solid-type="cuboid"/>
    </style:style>
  </office:automatic-styles>
  <office:body>
    <office:chart>
      <chart:chart chart:class="chart:surface" svg:height="195.0pt" svg:width="264.0pt" chart:style-name="Crt0">
        <chart:plot-area chart:style-name="Plt0" dr3d:transform="matrix (0.98899473355544587 -0.12940910160234123 7.1712630840507829E-2 0.10938186158871839 0.96592605280363375 0.23456868689272523 -9.962442147876438E-2 -0.22414313493316262 0.9694507876665821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surface" chart:attached-axis="primary-y" chart:style-name="G0S0">
            <chart:data-point chart:repeated="4"/>
          </chart:series>
          <chart:series chart:label-cell-address="SourceData.$C$4" chart:values-cell-range-address="SourceData.$C$5:.$C$8" chart:class="chart:surface" chart:attached-axis="primary-y" chart:style-name="G0S1">
            <chart:data-point chart:repeated="4"/>
          </chart:series>
          <chart:series chart:label-cell-address="SourceData.$D$4" chart:values-cell-range-address="SourceData.$D$5:.$D$8" chart:class="chart:surface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</style:style>
    <style:style style:family="chart" style:name="G0S2">
      <style:chart-properties chart:symbol-type="none" chart:connect-bars="false" chart:solid-type="cuboid"/>
    </style:style>
  </office:automatic-styles>
  <office:body>
    <office:chart>
      <chart:chart chart:class="chart:surface" svg:height="195.0pt" svg:width="264.0pt" chart:style-name="Crt0">
        <chart:plot-area chart:style-name="Plt0" dr3d:transform="matrix (0.98899473355544587 -0.12940910160234123 7.1712630840507829E-2 0.10938186158871839 0.96592605280363375 0.23456868689272523 -9.962442147876438E-2 -0.22414313493316262 0.9694507876665821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surface" chart:attached-axis="primary-y" chart:style-name="G0S0">
            <chart:data-point chart:repeated="4"/>
          </chart:series>
          <chart:series chart:label-cell-address="SourceData.$C$4" chart:values-cell-range-address="SourceData.$C$5:.$C$8" chart:class="chart:surface" chart:attached-axis="primary-y" chart:style-name="G0S1">
            <chart:data-point chart:repeated="4"/>
          </chart:series>
          <chart:series chart:label-cell-address="SourceData.$D$4" chart:values-cell-range-address="SourceData.$D$5:.$D$8" chart:class="chart:surface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